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640C38CB2A9293195D2.png" manifest:media-type="image/png"/>
  <manifest:file-entry manifest:full-path="Pictures/10000000000001B8000000F6D83327953FE05741.png" manifest:media-type="image/png"/>
  <manifest:file-entry manifest:full-path="Pictures/100002010000019000000190593FB96585F0C132.png" manifest:media-type="image/png"/>
  <manifest:file-entry manifest:full-path="Pictures/100002010000015A0000015A440EB7AB32DBBF83.png" manifest:media-type="image/png"/>
  <manifest:file-entry manifest:full-path="Pictures/100002010000064000000640D1613B4A2974EFD6.png" manifest:media-type="image/png"/>
  <manifest:file-entry manifest:full-path="Pictures/10000201000001F8000000F3C996BCD7D1296C1D.png" manifest:media-type="image/png"/>
  <manifest:file-entry manifest:full-path="Pictures/10000000000000E6000000E623A496766D60F903.jpg" manifest:media-type="image/jpeg"/>
  <manifest:file-entry manifest:full-path="Pictures/100000000000018F000000CFBA8E728A8F248A90.png" manifest:media-type="image/png"/>
  <manifest:file-entry manifest:full-path="Pictures/100000000000015E0000015E55B7704C14FC91CE.jpg" manifest:media-type="image/jpeg"/>
  <manifest:file-entry manifest:full-path="Pictures/10000201000000C8000000C8AD99612623D69E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horizontal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937in" svg:y="0.1146in" svg:width="2.5319in" svg:height="1.2209in" draw:z-index="0"><draw:image xlink:href="Pictures/10000201000001F8000000F3C996BCD7D1296C1D.png" xlink:type="simple" xlink:show="embed" xlink:actuate="onLoad"/></draw:frame><draw:frame draw:style-name="fr1" draw:name="Image3" text:anchor-type="paragraph" svg:x="1.3563in" svg:y="1.4839in" svg:width="3.2945in" svg:height="1.7091in" draw:z-index="1"><draw:image xlink:href="Pictures/100000000000018F000000CFBA8E728A8F248A90.png" xlink:type="simple" xlink:show="embed" xlink:actuate="onLoad"/></draw:frame><draw:frame draw:style-name="fr1" draw:name="Image2" text:anchor-type="paragraph" svg:x="4.928in" svg:y="-0.0374in" svg:width="1.9016in" svg:height="1.9016in" draw:z-index="2"><draw:image xlink:href="Pictures/100000000000015E0000015E55B7704C14FC91CE.jpg" xlink:type="simple" xlink:show="embed" xlink:actuate="onLoad"/></draw:frame><draw:frame draw:style-name="fr2" draw:name="Image4" text:anchor-type="paragraph" svg:x="4.5772in" svg:y="1.3437in" svg:width="0.948in" svg:height="0.948in" draw:z-index="3"><draw:image xlink:href="Pictures/10000201000000C8000000C8AD99612623D69E97.png" xlink:type="simple" xlink:show="embed" xlink:actuate="onLoad"/></draw:frame><draw:frame draw:style-name="fr1" draw:name="Image6" text:anchor-type="paragraph" svg:x="2.8043in" svg:y="3.1043in" svg:width="0.9925in" svg:height="0.9925in" draw:z-index="4"><draw:image xlink:href="Pictures/100002010000064000000640D1613B4A2974EFD6.png" xlink:type="simple" xlink:show="embed" xlink:actuate="onLoad"/></draw:frame><draw:frame draw:style-name="fr3" draw:name="Image7" text:anchor-type="paragraph" svg:x="2.2854in" svg:y="4.1457in" svg:width="2.1362in" svg:height="2.1362in" draw:z-index="5"><draw:image xlink:href="Pictures/100002010000019000000190593FB96585F0C132.png" xlink:type="simple" xlink:show="embed" xlink:actuate="onLoad"/></draw:frame><draw:frame draw:style-name="fr1" draw:name="Image8" text:anchor-type="paragraph" svg:x="0.0354in" svg:y="6.3957in" svg:width="2.5736in" svg:height="1.439in" draw:z-index="6"><draw:image xlink:href="Pictures/10000000000001B8000000F6D83327953FE05741.png" xlink:type="simple" xlink:show="embed" xlink:actuate="onLoad"/></draw:frame><draw:frame draw:style-name="fr1" draw:name="Image9" text:anchor-type="paragraph" svg:x="4.2854in" svg:y="5.9689in" svg:width="2.3957in" svg:height="2.3957in" draw:z-index="7"><draw:image xlink:href="Pictures/10000000000000E6000000E623A496766D60F903.jpg" xlink:type="simple" xlink:show="embed" xlink:actuate="onLoad"/></draw:frame><draw:frame draw:style-name="fr1" draw:name="Image10" text:anchor-type="paragraph" svg:x="1.9154in" svg:y="5.7398in" svg:width="0.9327in" svg:height="0.9327in" draw:z-index="8"><draw:image xlink:href="Pictures/10000201000000C8000000C8AD99612623D69E97.png" xlink:type="simple" xlink:show="embed" xlink:actuate="onLoad"/></draw:frame><draw:frame draw:style-name="fr1" draw:name="Image11" text:anchor-type="paragraph" svg:x="2.952in" svg:y="6.5311in" svg:width="1.0236in" svg:height="1.0236in" draw:z-index="9"><draw:image xlink:href="Pictures/100002010000064000000640C38CB2A9293195D2.png" xlink:type="simple" xlink:show="embed" xlink:actuate="onLoad"/></draw:frame><draw:frame draw:style-name="fr1" draw:name="Image12" text:anchor-type="paragraph" svg:x="5.1736in" svg:y="3.1398in" svg:width="1.7866in" svg:height="1.7866in" draw:z-index="10"><draw:image xlink:href="Pictures/100002010000015A0000015A440EB7AB32DBBF83.png" xlink:type="simple" xlink:show="embed" xlink:actuate="onLoad"/></draw:frame><draw:frame draw:style-name="fr4" draw:name="Image5" text:anchor-type="paragraph" svg:x="1.2957in" svg:y="1.3646in" svg:width="0.7972in" svg:height="0.7972in" draw:z-index="11"><draw:image xlink:href="Pictures/10000201000000C8000000C8AD99612623D69E97.png" xlink:type="simple" xlink:show="embed" xlink:actuate="onLoad"/></draw:frame><draw:frame draw:style-name="fr4" draw:name="Image13" text:anchor-type="paragraph" svg:x="4.3665in" svg:y="2.8047in" svg:width="0.7528in" svg:height="0.7528in" draw:z-index="12"><draw:image xlink:href="Pictures/10000201000000C8000000C8AD99612623D69E97.png" xlink:type="simple" xlink:show="embed" xlink:actuate="onLoad"/></draw:frame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30T20:53:46.040315045</meta:creation-date>
    <dc:date>2017-10-03T13:46:04.814501157</dc:date>
    <meta:editing-duration>PT7M53S</meta:editing-duration>
    <meta:editing-cycles>3</meta:editing-cycles>
    <meta:generator>LibreOffice/5.1.6.2$Linux_X86_64 LibreOffice_project/10m0$Build-2</meta:generator>
    <meta:document-statistic meta:table-count="0" meta:image-count="13" meta:object-count="0" meta:page-count="1" meta:paragraph-count="1" meta:word-count="0" meta:character-count="1" meta:non-whitespace-character-count="0"/>
  </office:meta>
</office:document-meta>
</file>